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crostic: An acrostic poem spells out a word, name, or phrase in a vertical line within the poem. Commonly the first letter of each line spells a word, but the word may also be found in the middle or end of a line. An example is "An Acrostic" by Edgar Allan Poe.</text:p>
      <text:p text:style-name="Standard"/>
      <text:p text:style-name="Standard">Ballad: A ballad poem is written like a narrative, including plot, characters, and a dramatic conclusion. The typical form uses quatrains (four-line rhyming stanzas) that follow the abab or abcb rhyming pattern. Each line follows a rhythm, alternating three- and four-stresses per line. This form can easily be set to music. Examples include "Barbara Allen," and "The Rime of the Ancient Mariner," by Samuel Taylor Coleridge.</text:p>
      <text:p text:style-name="Standard"/>
      <text:p text:style-name="Standard">Ballade: The ballade is comprised of four stanzas—three eight-line stanzas with the same rhyme scheme of ababbcbc, and a final shortened four-line stanza (called an envoy) with a bcbc rhyme scheme. The last line of each stanza is the same (a refrain). An example is "Ballade of the Ladies of Times Past," by François Villon.</text:p>
      <text:p text:style-name="Standard"/>
      <text:p text:style-name="Standard">Blank verse (or heroic verse): Poems written in unrhymed iambic pentameter are called blank verse. Iambic pentameter consists of ten syllables per line in the pattern of an unstressed syllable followed by a stressed syllable (such as the word "upon"). Shakespeare commonly used blank verse and often added an extra, unstressed syllable, or "feminine ending." Examples of blank verse include Shakespeare's Hamlet, and John Milton's Paradise Lost.</text:p>
      <text:p text:style-name="Standard"/>
      <text:p text:style-name="Standard">Blues: Blues poems take on themes of despair, pain, and struggle, but also can tell tales of resilience to overcome hardships and even use humor. Routed in the musical tradition of the blues, blues poetry often sound lyrical. Blues poems don't have to follow a strict structure, but the traditional structure of a blues poem is four stanzas of three lines, and a final stanza with four lines. The first line of the stanza is repeated in the second line, or a variation of the first, then the third, rhyming line offers a new twist or comment on the first two lines. Blues poem examples include "Sence You Went Away," by James Weldon Johnson, and "The Weary Blues" by Langston Hughes.</text:p>
      <text:p text:style-name="Standard"/>
      <text:p text:style-name="Standard">Bop: The bop is a new form of poetry introduced by poet Afaa Michael Weaver. It is an argumentative form, like the sonnet, with three stanzas, each with a purpose in the argument. The first six-line stanza introduces the problem, the second eight-line stanza expands upon it, and the final six-line stanza explains the solution or failed attempts. There is a repeated refrain line after each stanza. Read an example of bop poetry, "Rambling," by Afaa Michael Weaver.</text:p>
      <text:p text:style-name="Standard"/>
      <text:p text:style-name="Standard">Canzone: The canzone, which means "song" in Italian, led to the later development of the sonnet. A canzone can range from seven to twenty lines long, with ten or eleven syllables per line, and a variety of rhyme schemes. Examples include "Canzone" by Daryl Hine.</text:p>
      <text:p text:style-name="Standard"/>
      <text:p text:style-name="Standard">Cento (collage poem): A cento poem is a patchwork poem made up of lines from other poets' published poems. The form may pay homage to a great poet, or create a clever juxtaposition of images and ideas. Examples include “The Dong with the Luminous Nose," by John Ashbery.</text:p>
      <text:p text:style-name="Standard"/>
      <text:p text:style-name="Standard">Cinquain (quintain or quintet): A cinquain is a poem with five lines and a rhyme scheme of ababb, abaab, or abccb. A cinquain may also refer to a stanza within a poem. Some cinquains also follow a pattern of two, four, six, eight, and two syllables per line. Examples include "To Helen" by Edgar Allan Poe and "November Night" by Adelaide Crapsey.</text:p>
      <text:p text:style-name="Standard"/>
      <text:p text:style-name="Standard">Conceit: When metaphor is used in an unexpected, clever way for the length of the poem, then it is a conceit poem. A metaphysical conceit uses unconventional, obscure metaphor. The petrarchan conceit uses a more conventional metaphor on the topic of love. <text:s/>An example of conceit poetry is "The Flea," by John Donne.</text:p>
      <text:p text:style-name="Standard"><text:soft-page-break/></text:p>
      <text:p text:style-name="Standard">Couplet: A couplet is two rhyming lines of poetry, usually of the same length and meter. Entire poems may be written in couplets. An example of a couplet poem is "Nothing Gold Can Stay," by Robert Frost.</text:p>
      <text:p text:style-name="Standard"/>
      <text:p text:style-name="Standard">Double Dactyl (or higgledy-piggledy): A dactyl is one stressed syllable followed by two unstressed syllables, for example, the words "poetry," and "classical." The double dactyl poem is light-verse, meant to be nonsensical or humorous. The form has strict rules. It's made up of two four-line stanzas, and each line is two dactyls, except for the last line of each stanza, which is a rhymed choriamb (four syllables, long-short-short-long). The first line must be a nonsense jingle or phrase, the second line a name, and somewhere in the poem (preferably the second stanza) must be a single, six-syllable word that has never been used before in a double dactyl. A self-referential example is "Double-Dactyl" by Roger L. Robison.</text:p>
      <text:p text:style-name="Standard"/>
      <text:p text:style-name="Standard">Dramatic Monologue (or persona poem): This form is much like a theatrical monologue, written through the voice of a character or persona who is addressing a silent audience. An example is T.S. Eliot’s "The Love Song of J. Alfred Prufrock." </text:p>
      <text:p text:style-name="Standard"/>
      <text:p text:style-name="Standard">Elegy: An elegy is a serious poem that expresses deep sorrow typically to mourn someone who has died. In a traditional elegy, there are three stages of loss represented in the poem, including lament, praise of the deceased, and finally solace. An example of an elegy is "You Were You Are Elegy," by Mary Jo Bang.</text:p>
      <text:p text:style-name="Standard"/>
      <text:p text:style-name="Standard">Epic: Epic poems often fill the length of a book and tell of heroic adventures and journeys, often involving extraordinary abilities, muses and gods, and high drama. Classic examples include Homer's Odyssey and Virgil's Aeneid. <text:s/></text:p>
      <text:p text:style-name="Standard"/>
      <text:p text:style-name="Standard">Epigram: An epigram is a concise yet forceful and often witty and satirical poem. Epigrams are usually written in verse. An example is "What Is an Epigram?" by Samuel Taylor Coleridge.</text:p>
      <text:p text:style-name="Standard"/>
      <text:p text:style-name="Standard">Epitaph: An epitaph poem is written to honor and remember someone who has died. The poem is intended for inscription on a tombstone. Examples include "Upon Ben Jonson," by Robert Herrick.</text:p>
      <text:p text:style-name="Standard"/>
      <text:p text:style-name="Standard">Free Verse: In free verse, there are no regular rhyme schemes or patterns of meter. However, the poem does have intentional line breaks and may rhyme. Examples include "After the Sea-Ship" by Walt Whitman and "This Is Just To Say" by William Carlos Williams.</text:p>
      <text:p text:style-name="Standard"/>
      <text:p text:style-name="Standard">Haiku: Originally, the haiku was the opening of a Japanese renga, a longer poetic form. Over time the haiku became its own form, typically capturing a single image or moment in time. Haikus are short—just seventeen syllables in all. They are usually unrhymed and are arranged in three lines of verse: the first line has five syllables, the second line has seven, and the final line has five. While modern haikus may not adhere to the strict 5-7-5 pattern, the heart of the haiku remains unchanged. Examples include "The Snow is Melting," by Kobayashi Issa, and "The Bottoms of My Shoes," by Jack Kerouac.</text:p>
      <text:p text:style-name="Standard"/>
      <text:p text:style-name="Standard">Limerick: A form of light verse, a limerick is often funny, nonsensical, or even lewd. <text:s/>A limerick is five lines and follows a rhyme scheme and rhythm. The rhyme scheme is aabba, and the meter is generally anapestic, with lines one, two, and five consisting of one iamb (one unstressed followed by one stressed) and two anapests (two unstressed followed by one stressed syllables), the third and fourth lines are made of one iamb and one anapest. Examples include many of the Mother Goose nursery rhymes, and "There Was an Old Man with a Beard," by Edward Lear.</text:p>
      <text:p text:style-name="Standard"/>
      <text:p text:style-name="Standard"><text:soft-page-break/>Sapphic: A sapphic poem is comprised of four-line stanzas. There's no specific number of stanzas; however, there are rules regarding meter. The first three lines are made up of two trochees (a stressed syllable followed by an unstressed syllable), one dactyl (one stressed syllable and two unstressed), and two more trochees. <text:s/>The fourth line of the stanza is shortened to only one dactyl and one trochee (this five-syllable pattern is called an adonic). An example is "Ode to Solitude" by Alexander Pope.</text:p>
      <text:p text:style-name="Standard"/>
      <text:p text:style-name="Standard">Sonnet: Sonnets are fourteen-line poems traditionally written in iambic pentameter with a rhyme scheme and meter that varies based on the type. There are several types of sonnet, including Shakespearean, Petrarchan, Miltonic, and Spenserian. The Petrarchan sonnet is made up of two stanzas: the octave (the first eight lines), which presents an argument or question, followed by the answering sestet (the last six lines). The rhyme scheme is abbaabba for the octave, and cdecde or cdcdcd for the sestet (or further variation, including cddece, cddccd or cdeede). An example of the Petrarchan sonnet is "Sonnet 19: When I consider how my light is spent," by John Milton. The Shakespearean sonnet uses a different rhyme scheme of abab, cdcd, efef, gg. The final couplet holds great power in this sonnet, forming the conclusion or a surprising negation of the previous lines in the poem. An example of the Shakespearean sonnet is "Sonnet 130: My Mistress' Eyes Are Nothing Like the Sun" by William Shakespeare.</text:p>
      <text:p text:style-name="Standard"/>
      <text:p text:style-name="Standard">Villanelle: The villanelle is comprised of five tercets (three-line stanzas) and one quatrain (four-line stanza). While there are many lines to the poem, there are only two variations in the rhymes, plus there are two refrains, creating a repetitive rhythm to the form. Poets.org describes the form: "Using capitals for the refrains and lowercase letters for the rhymes, the form could be expressed as: A1 b A2 / a b A1 / a b A2 / a b A1 / a b A2 / a b A1 A2." The form can best be seen by looking at an example, such as "Do Not Go Gentle into that Good Night," by Dylan Thomas.</text:p>
      <text:p text:style-name="Standard"/>
      <text:p text:style-name="Standard">Bref double:</text:p>
      <text:p text:style-name="Standard">4 stanzas: 3 quatrains (or 4-line stanzas) and 1 couplet (or 2-line stanza)</text:p>
      <text:p text:style-name="Standard">3 rhymes: an A rhyme, B rhyme, and C rhyme</text:p>
      <text:p text:style-name="Standard">The A and B rhymes appear twice in the first 3 stanzas and once each in the couplet</text:p>
      <text:p text:style-name="Standard">The C rhyme is the final line in each of the quatrains</text:p>
      <text:p text:style-name="Standard">Each poem has a variable line length, but the lines should be consistent within each poem</text:p>
      <text:p text:style-name="Standard"/>
      <text:p text:style-name="Standard">"dayton"</text:p>
      <text:p text:style-name="Standard"/>
      <text:p text:style-name="Standard">he lived in a city</text:p>
      <text:p text:style-name="Standard">made of elevators</text:p>
      <text:p text:style-name="Standard">and dead end alleyways</text:p>
      <text:p text:style-name="Standard">all was a box or trap</text:p>
      <text:p text:style-name="Standard"/>
      <text:p text:style-name="Standard">even the kids knew life</text:p>
      <text:p text:style-name="Standard">by its fistfights and strays</text:p>
      <text:p text:style-name="Standard">cats and dogs chased across</text:p>
      <text:p text:style-name="Standard">the corporation map</text:p>
      <text:p text:style-name="Standard"/>
      <text:p text:style-name="Standard">his first kiss was a lie</text:p>
      <text:p text:style-name="Standard">but one that was pretty</text:p>
      <text:p text:style-name="Standard">his teenage love affairs</text:p>
      <text:p text:style-name="Standard">flew through him in a snap</text:p>
      <text:p text:style-name="Standard"/>
      <text:p text:style-name="Standard">leaving him with gritty</text:p>
      <text:p text:style-name="Standard">women and one-act plays</text:p>
      <text:p text:style-name="Standard"><text:soft-page-break/></text:p>
      <text:p text:style-name="Standard">Dizain: </text:p>
      <text:p text:style-name="Standard">The dizain is a particular French form from the 15th and 16th century French poets</text:p>
      <text:p text:style-name="Standard">It has also been employed in English by the likes of Philip Sidney and John Keats.</text:p>
      <text:p text:style-name="Standard"/>
      <text:p text:style-name="Standard">Here are the basic rules of the dizain:</text:p>
      <text:p text:style-name="Standard"/>
      <text:p text:style-name="Standard">One 10-line stanza</text:p>
      <text:p text:style-name="Standard">10 syllables per line</text:p>
      <text:p text:style-name="Standard">Employs the following rhyme scheme: ababbccdcd</text:p>
      <text:p text:style-name="Standard">Note: You might have noticed that the rhyme pattern in the second half of the poem sort of </text:p>
      <text:p text:style-name="Standard">mirrors the pattern in the first half. While working on my own dizains, I found this to make the </text:p>
      <text:p text:style-name="Standard">poem both fun and challenging to write (and read back to myself).</text:p>
      <text:p text:style-name="Standard"/>
      <text:p text:style-name="Standard"/>
      <text:p text:style-name="Standard">Bonfire, by Robert Lee Brewer</text:p>
      <text:p text:style-name="Standard"/>
      <text:p text:style-name="Standard">We talked briskly by the light of the fire</text:p>
      <text:p text:style-name="Standard">with our hands flying about like embers</text:p>
      <text:p text:style-name="Standard">using Shakespeare to disguise our desire</text:p>
      <text:p text:style-name="Standard">burning through the soft chill of December.</text:p>
      <text:p text:style-name="Standard">If there were others, I don't remember--</text:p>
      <text:p text:style-name="Standard">lost in the flames flickering off your eyes,</text:p>
      <text:p text:style-name="Standard">my only passion was to memorize</text:p>
      <text:p text:style-name="Standard">every word and each quirky turn of phrase</text:p>
      <text:p text:style-name="Standard">leading me through a labyrinth of sighs--</text:p>
      <text:p text:style-name="Standard">to recall racing through a love-cast maze.</text:p>
      <text:p text:style-name="Standard"/>
      <text:p text:style-name="Standard">Kyrielle: </text:p>
      <text:p text:style-name="Standard">Is a French four-line stanza form that has a refrain in the fourth line. </text:p>
      <text:p text:style-name="Standard">Often, there is a rhyme scheme in the poem consisting of the following possibilities:</text:p>
      <text:p text:style-name="Standard"/>
      <text:p text:style-name="Standard">aabb</text:p>
      <text:p text:style-name="Standard">abab</text:p>
      <text:p text:style-name="Standard">aaab</text:p>
      <text:p text:style-name="Standard">abcb</text:p>
      <text:p text:style-name="Standard"/>
      <text:p text:style-name="Standard">The poem can be as long as you wish and as short as two stanzas (otherwise, the refrain is not really a refrain, is it?), and, as with many French forms, it is very nice for stretching your poetic muscles.</text:p>
      <text:p text:style-name="Standard"/>
      <text:p text:style-name="Standard">Also, tres importante! Your lines must contain 8 syllables. I've written an example below to show how this poem works (on a technical level).</text:p>
      <text:p text:style-name="Standard"/>
      <text:p text:style-name="Standard">"She's not a Pretty Singer"</text:p>
      <text:p text:style-name="Standard"/>
      <text:p text:style-name="Standard">Evening cell phone conversation--</text:p>
      <text:p text:style-name="Standard">he rakes his hair with long fingers</text:p>
      <text:p text:style-name="Standard">that were once filled with devotion,</text:p>
      <text:p text:style-name="Standard">though she's not a pretty singer.</text:p>
      <text:p text:style-name="Standard"/>
      <text:p text:style-name="Standard">He never was a man to say,</text:p>
      <text:p text:style-name="Standard">"baby," or let his eyes linger,</text:p>
      <text:p text:style-name="Standard"><text:soft-page-break/>and she only likes boys who stay,</text:p>
      <text:p text:style-name="Standard">but she's not a pretty singer.</text:p>
      <text:p text:style-name="Standard"/>
      <text:p text:style-name="Standard">So he offered his warm coat to</text:p>
      <text:p text:style-name="Standard">another to start a fling her</text:p>
      <text:p text:style-name="Standard">aging looks could never undo,</text:p>
      <text:p text:style-name="Standard">and she's not a pretty singer.</text:p>
      <text:p text:style-name="Standard"/>
      <text:p text:style-name="Standard">Some say she moved to another</text:p>
      <text:p text:style-name="Standard">state and made her name selling or</text:p>
      <text:p text:style-name="Standard">buying something, though why bother</text:p>
      <text:p text:style-name="Standard">when she's not a pretty singer?</text:p>
      <text:p text:style-name="Standard"/>
      <text:p text:style-name="Standard">Lai: </text:p>
      <text:p text:style-name="Standard">It's a nine-line poem or stanza that uses an "a" and "b" rhyme following </text:p>
      <text:p text:style-name="Standard">this pattern: aabaabaab. The lines with an "a" rhyme use 5 syllables; </text:p>
      <text:p text:style-name="Standard">the "b" rhyme lines have 2 syllables. </text:p>
      <text:p text:style-name="Standard"/>
      <text:p text:style-name="Standard">"16," by Robert Lee Brewer</text:p>
      <text:p text:style-name="Standard"/>
      <text:p text:style-name="Standard">been 'round here before</text:p>
      <text:p text:style-name="Standard">I know what's in store</text:p>
      <text:p text:style-name="Standard">this way</text:p>
      <text:p text:style-name="Standard">middle of my four</text:p>
      <text:p text:style-name="Standard">miles and I'm bored</text:p>
      <text:p text:style-name="Standard">that way</text:p>
      <text:p text:style-name="Standard">each mile is four</text:p>
      <text:p text:style-name="Standard">laps and I get bored</text:p>
      <text:p text:style-name="Standard">one way</text:p>
      <text:p text:style-name="Standard"/>
      <text:p text:style-name="Standard">Quatern:</text:p>
      <text:p text:style-name="Standard">This poem has 16 lines broken up into 4 quatrains (or 4-line stanzas).</text:p>
      <text:p text:style-name="Standard">Each line is comprised of eight syllables.</text:p>
      <text:p text:style-name="Standard">The first line is the refrain. In the second stanza, the refrain appears in the second line; </text:p>
      <text:p text:style-name="Standard">in the third stanza, the third line; in the fourth stanza, the fourth (and final) line.</text:p>
      <text:p text:style-name="Standard">There are no rules for rhyming or iambics.</text:p>
      <text:p text:style-name="Standard"/>
      <text:p text:style-name="Standard">As the sun set in the forest, by Robert Lee Brewer</text:p>
      <text:p text:style-name="Standard"/>
      <text:p text:style-name="Standard">as the sun set in the forest,</text:p>
      <text:p text:style-name="Standard">she slipped out of her slip. she left</text:p>
      <text:p text:style-name="Standard">it on a branch and then asked me</text:p>
      <text:p text:style-name="Standard">to follow. her bells became stars.</text:p>
      <text:p text:style-name="Standard"/>
      <text:p text:style-name="Standard">when the boomerang moon melted,</text:p>
      <text:p text:style-name="Standard">as the sun set in the forest,</text:p>
      <text:p text:style-name="Standard">her trail went cold. i tried to find</text:p>
      <text:p text:style-name="Standard">which way but only the raven</text:p>
      <text:p text:style-name="Standard"/>
      <text:p text:style-name="Standard">knows. the moon caught a glimpse of sun</text:p>
      <text:p text:style-name="Standard">but shadow clouds surrounded her</text:p>
      <text:p text:style-name="Standard">as the sun set in the forest.</text:p>
      <text:p text:style-name="Standard"><text:soft-page-break/>there was nothing i could explain.</text:p>
      <text:p text:style-name="Standard"/>
      <text:p text:style-name="Standard">she was naked and i was scared</text:p>
      <text:p text:style-name="Standard">of not having her promises,</text:p>
      <text:p text:style-name="Standard">not that i could ever keep them,</text:p>
      <text:p text:style-name="Standard">as the sun set in the forest.</text:p>
      <text:p text:style-name="Standard"/>
      <text:p text:style-name="Standard">Rimas Dissolutas:</text:p>
      <text:p text:style-name="Standard">Popular with 12th and 13th century French poets, rimas dissolutas is a poem that </text:p>
      <text:p text:style-name="Standard">rhymes and doesn't rhyme. For instance, each stanza contains no end rhymes, </text:p>
      <text:p text:style-name="Standard">but each line in each stanza rhymes with the corresponding line in the </text:p>
      <text:p text:style-name="Standard">next stanza--sometimes employing an envoi at the end.</text:p>
      <text:p text:style-name="Standard"/>
      <text:p text:style-name="Standard">For example, here's how the end rhymes would work in a </text:p>
      <text:p text:style-name="Standard">rimas dissolutas with three five-line stanzas:</text:p>
      <text:p text:style-name="Standard"/>
      <text:p text:style-name="Standard">1-a</text:p>
      <text:p text:style-name="Standard">2-b</text:p>
      <text:p text:style-name="Standard">3-c</text:p>
      <text:p text:style-name="Standard">4-d</text:p>
      <text:p text:style-name="Standard">5-e</text:p>
      <text:p text:style-name="Standard"/>
      <text:p text:style-name="Standard">6-a</text:p>
      <text:p text:style-name="Standard">7-b</text:p>
      <text:p text:style-name="Standard">8-c</text:p>
      <text:p text:style-name="Standard">9-d</text:p>
      <text:p text:style-name="Standard">10-e</text:p>
      <text:p text:style-name="Standard"/>
      <text:p text:style-name="Standard">11-a</text:p>
      <text:p text:style-name="Standard">12-b</text:p>
      <text:p text:style-name="Standard">13-c</text:p>
      <text:p text:style-name="Standard">14-d</text:p>
      <text:p text:style-name="Standard">15-e</text:p>
      <text:p text:style-name="Standard"/>
      <text:p text:style-name="Standard">(If the poem had an envoi, it might be 2-3 lines long using the c, d, and/or e rhymes.)</text:p>
      <text:p text:style-name="Standard"/>
      <text:p text:style-name="Standard">Note: There are no rules for meter, line length, or syllables--except that it should be </text:p>
      <text:p text:style-name="Standard">consistent from stanza to stanza.</text:p>
      <text:p text:style-name="Standard"/>
      <text:p text:style-name="Standard"/>
      <text:p text:style-name="Standard">the cat of sadness, by Robert Lee Brewer</text:p>
      <text:p text:style-name="Standard"/>
      <text:p text:style-name="Standard">the cat of sadness does not purr</text:p>
      <text:p text:style-name="Standard">late at night anymore or hunt</text:p>
      <text:p text:style-name="Standard">for creatures to offer up still</text:p>
      <text:p text:style-name="Standard">half-alive &amp; held in her teeth</text:p>
      <text:p text:style-name="Standard"/>
      <text:p text:style-name="Standard">oblivious to trembling furr</text:p>
      <text:p text:style-name="Standard">focused on performing her stunt</text:p>
      <text:p text:style-name="Standard">&amp; pleasing her king on the hill</text:p>
      <text:p text:style-name="Standard">who loved her above &amp; beneath</text:p>
      <text:p text:style-name="Standard"/>
      <text:p text:style-name="Standard"><text:soft-page-break/>but who left her for a new thrill</text:p>
      <text:p text:style-name="Standard">as she curled up into a wreath</text:p>
      <text:p text:style-name="Standard"/>
      <text:p text:style-name="Standard">Rondeau:</text:p>
      <text:p text:style-name="Standard">The rondeau is comprised of 15 lines across three stanzas with the first word or phrase </text:p>
      <text:p text:style-name="Standard">from the first line represented as a refrain (R) and a rhyme scheme of two rhymes </text:p>
      <text:p text:style-name="Standard">throughout (A and B). The rhyme and refrain scheme looks like this:</text:p>
      <text:p text:style-name="Standard"/>
      <text:p text:style-name="Standard">A (R)</text:p>
      <text:p text:style-name="Standard">A</text:p>
      <text:p text:style-name="Standard">B</text:p>
      <text:p text:style-name="Standard">B</text:p>
      <text:p text:style-name="Standard">A</text:p>
      <text:p text:style-name="Standard"/>
      <text:p text:style-name="Standard">A</text:p>
      <text:p text:style-name="Standard">A</text:p>
      <text:p text:style-name="Standard">B</text:p>
      <text:p text:style-name="Standard">R</text:p>
      <text:p text:style-name="Standard"/>
      <text:p text:style-name="Standard">A</text:p>
      <text:p text:style-name="Standard">A</text:p>
      <text:p text:style-name="Standard">B</text:p>
      <text:p text:style-name="Standard">B</text:p>
      <text:p text:style-name="Standard">A</text:p>
      <text:p text:style-name="Standard">R</text:p>
      <text:p text:style-name="Standard"/>
      <text:p text:style-name="Standard">The A and B lines are usually eight or 10 syllables in length. The refrain is usually </text:p>
      <text:p text:style-name="Standard">one to three words (or so).</text:p>
      <text:p text:style-name="Standard"/>
      <text:p text:style-name="Standard">The mother thinks, by Robert Lee Brewer</text:p>
      <text:p text:style-name="Standard"/>
      <text:p text:style-name="Standard">The mother thinks she is killing her son</text:p>
      <text:p text:style-name="Standard">with his shampoo—his hair coming undone</text:p>
      <text:p text:style-name="Standard">in her hands over time. He feels no pain</text:p>
      <text:p text:style-name="Standard">says the son. But she knows he'll feel again</text:p>
      <text:p text:style-name="Standard">the loss of his dad always on the run.</text:p>
      <text:p text:style-name="Standard"/>
      <text:p text:style-name="Standard">The mother remembers the morning sun</text:p>
      <text:p text:style-name="Standard">slanting on a messy bed of just one.</text:p>
      <text:p text:style-name="Standard">No note or cash—she remembers the pain.</text:p>
      <text:p text:style-name="Standard">The mother thinks</text:p>
      <text:p text:style-name="Standard"/>
      <text:p text:style-name="Standard">there is something she could have done. Her son</text:p>
      <text:p text:style-name="Standard">was not wanted by his dad. "No more fun,"</text:p>
      <text:p text:style-name="Standard">he said after learning. Heartbreaking pain</text:p>
      <text:p text:style-name="Standard">when instead of joy, he often complained</text:p>
      <text:p text:style-name="Standard">of her weight gain. Then, of course, he was gone,</text:p>
      <text:p text:style-name="Standard">the mother thinks.</text:p>
      <text:p text:style-name="Standard"/>
      <text:p text:style-name="Standard">Rondel:</text:p>
      <text:p text:style-name="Standard">Poem consists of 13 lines in 3 stanzas</text:p>
      <text:p text:style-name="Standard">Rhyme scheme: ABba/abAB/abbaA (uppercase letters are refrains)</text:p>
      <text:p text:style-name="Standard"><text:soft-page-break/>Usually 8 syllables per line</text:p>
      <text:p text:style-name="Standard">If you wish to write a rondel prime (or supreme), add a 14th line. In fact, rondel prime sounds pretty cool.</text:p>
      <text:p text:style-name="Standard"/>
      <text:p text:style-name="Standard">"Some Good"</text:p>
      <text:p text:style-name="Standard"/>
      <text:p text:style-name="Standard">Every day, there is some good;</text:p>
      <text:p text:style-name="Standard">every day, there is some bad.</text:p>
      <text:p text:style-name="Standard">Don't worry about what you had</text:p>
      <text:p text:style-name="Standard">or waste your time knocking on wood,</text:p>
      <text:p text:style-name="Standard"/>
      <text:p text:style-name="Standard">because this life's misunderstood,</text:p>
      <text:p text:style-name="Standard">and there's no reason to get mad--</text:p>
      <text:p text:style-name="Standard">every day, there is some good;</text:p>
      <text:p text:style-name="Standard">every day, there is some bad.</text:p>
      <text:p text:style-name="Standard"/>
      <text:p text:style-name="Standard">Crime happens in all neighborhoods,</text:p>
      <text:p text:style-name="Standard">though in some crime is just a fad.</text:p>
      <text:p text:style-name="Standard">If you live somewhere safe, be glad</text:p>
      <text:p text:style-name="Standard">you're well off. Elevate your mood--</text:p>
      <text:p text:style-name="Standard">every day, there is some good.</text:p>
      <text:p text:style-name="Standard"/>
      <text:p text:style-name="Standard">Rondine:</text:p>
      <text:p text:style-name="Standard">If the term "rondine" sounds familiar, almost like rondeau, that's because it's very similar</text:p>
      <text:p text:style-name="Standard">to the rondeau. In fact, I'm thinking of calling it the little rondeau, because it's kind </text:p>
      <text:p text:style-name="Standard">of like a mini-version of the rondeau.</text:p>
      <text:p text:style-name="Standard"/>
      <text:p text:style-name="Standard">So here are the basic rules:</text:p>
      <text:p text:style-name="Standard"/>
      <text:p text:style-name="Standard">12-line poem</text:p>
      <text:p text:style-name="Standard">2 stanzas</text:p>
      <text:p text:style-name="Standard">7 lines in the first stanza; 5 lines in the second</text:p>
      <text:p text:style-name="Standard">8 or 10 syllables per line, except in the 7th and 12th lines</text:p>
      <text:p text:style-name="Standard">7th and 12th lines are a refrain</text:p>
      <text:p text:style-name="Standard">The refrain comes from the opening word or phrase of the poem</text:p>
      <text:p text:style-name="Standard">Rhyme pattern looks like this: abbaabR/abbaR</text:p>
      <text:p text:style-name="Standard"/>
      <text:p text:style-name="Standard">If I Were You, by Robert Lee Brewer</text:p>
      <text:p text:style-name="Standard"/>
      <text:p text:style-name="Standard">If I were you, I'd not be me;</text:p>
      <text:p text:style-name="Standard">instead, I'd be a complete fake</text:p>
      <text:p text:style-name="Standard">or, perhaps, I mean to say flake</text:p>
      <text:p text:style-name="Standard">as in snow dissolved in the sea</text:p>
      <text:p text:style-name="Standard">as in something that's hard to see</text:p>
      <text:p text:style-name="Standard">and still there'd be nothing to take</text:p>
      <text:p text:style-name="Standard">if I were you.</text:p>
      <text:p text:style-name="Standard"/>
      <text:p text:style-name="Standard">For instance, remove my name Lee</text:p>
      <text:p text:style-name="Standard">from anything I plan to make</text:p>
      <text:p text:style-name="Standard">and insert your namesake</text:p>
      <text:p text:style-name="Standard">and replace all traces of me</text:p>
      <text:p text:style-name="Standard">if I were you.</text:p>
      <text:p text:style-name="Standard"><text:soft-page-break/></text:p>
      <text:p text:style-name="Standard">Triolet:</text:p>
      <text:p text:style-name="Standard">(TREE-o-LAY), which has 13th century French roots linked to the rondeau or "round" poem. </text:p>
      <text:p text:style-name="Standard">For over a year now, I've been trying to find a way to use the repetitive line heard </text:p>
      <text:p text:style-name="Standard">so often in airport terminals: "The moving sidewalk is about to end."</text:p>
      <text:p text:style-name="Standard"/>
      <text:p text:style-name="Standard">The triolet is perfect for this kind of repetition, because the first line of the </text:p>
      <text:p text:style-name="Standard">poem is used 3 times and the second line is used twice. If you do the math on this </text:p>
      <text:p text:style-name="Standard">8-line poem, you'll realize there are only 3 other lines to write: 2 of those lines </text:p>
      <text:p text:style-name="Standard">rhyme with the first line, the other rhymes with the second line.</text:p>
      <text:p text:style-name="Standard"/>
      <text:p text:style-name="Standard">Here's a diagram of the triolet:</text:p>
      <text:p text:style-name="Standard">A (first line)</text:p>
      <text:p text:style-name="Standard">B (second line)</text:p>
      <text:p text:style-name="Standard">a (rhymes with first line)</text:p>
      <text:p text:style-name="Standard">A (repeat first line)</text:p>
      <text:p text:style-name="Standard">a (rhymes with first line)</text:p>
      <text:p text:style-name="Standard">b (rhymes with second line)</text:p>
      <text:p text:style-name="Standard">A (repeat first line)</text:p>
      <text:p text:style-name="Standard">B (repeat second line)</text:p>
      <text:p text:style-name="Standard"/>
      <text:p text:style-name="Standard">"Terminal Triolet," by Robert Lee Brewer</text:p>
      <text:p text:style-name="Standard"/>
      <text:p text:style-name="Standard">"The moving sidewalk is about to end,"</text:p>
      <text:p text:style-name="Standard">and I'm not sure where to go</text:p>
      <text:p text:style-name="Standard">to meet my long distance girlfriend.</text:p>
      <text:p text:style-name="Standard">"The moving sidewalk is about to end,"</text:p>
      <text:p text:style-name="Standard">repeats the disembodied voice again</text:p>
      <text:p text:style-name="Standard">as the conveyor conveys me slow.</text:p>
      <text:p text:style-name="Standard">"The moving sidewalk is about to end,"</text:p>
      <text:p text:style-name="Standard">and I'm not sure where to go.</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6T15:46:36.868588325</meta:creation-date>
    <dc:date>2025-04-26T16:37:09.854191438</dc:date>
    <meta:editing-duration>PT29M19S</meta:editing-duration>
    <meta:editing-cycles>2</meta:editing-cycles>
    <meta:generator>LibreOffice/24.2.7.2$Linux_X86_64 LibreOffice_project/420$Build-2</meta:generator>
    <meta:document-statistic meta:table-count="0" meta:image-count="0" meta:object-count="0" meta:page-count="9" meta:paragraph-count="271" meta:word-count="3264" meta:character-count="18005" meta:non-whitespace-character-count="14988"/>
  </office:meta>
</office:document-meta>
</file>